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6502e"/>
    </style:style>
    <style:style style:name="P2" style:family="paragraph" style:parent-style-name="Table_20_Contents">
      <style:text-properties style:font-name="Times New Roman" fo:font-weight="bold" officeooo:rsid="001a75a1" officeooo:paragraph-rsid="0016502e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6502e"/>
    </style:style>
    <style:style style:name="P4" style:family="paragraph" style:parent-style-name="Table_20_Contents">
      <style:text-properties style:font-name="Times New Roman" fo:font-size="10pt" officeooo:rsid="001a75a1" officeooo:paragraph-rsid="0016502e" style:font-size-asian="10pt" style:font-size-complex="10pt"/>
    </style:style>
    <style:style style:name="P5" style:family="paragraph" style:parent-style-name="Table_20_Contents">
      <style:text-properties style:font-name="Times New Roman" officeooo:paragraph-rsid="0016502e"/>
    </style:style>
    <style:style style:name="P6" style:family="paragraph" style:parent-style-name="Table_20_Contents">
      <style:text-properties style:font-name="Times New Roman" officeooo:rsid="0016502e" officeooo:paragraph-rsid="0016502e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16502e" officeooo:paragraph-rsid="0016502e"/>
    </style:style>
    <style:style style:name="P8" style:family="paragraph" style:parent-style-name="Table_20_Contents" style:list-style-name="L1">
      <style:text-properties style:font-name="Times New Roman" officeooo:rsid="0016502e" officeooo:paragraph-rsid="0016502e"/>
    </style:style>
    <style:style style:name="P9" style:family="paragraph" style:parent-style-name="Table_20_Contents">
      <style:text-properties style:font-name="Times New Roman" officeooo:rsid="001739ae" officeooo:paragraph-rsid="001739ae"/>
    </style:style>
    <style:style style:name="P10" style:family="paragraph" style:parent-style-name="Table_20_Contents">
      <style:text-properties style:font-name="Times New Roman" officeooo:paragraph-rsid="001650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thematics</text:p>
      <table:table table:name="Table1" table:style-name="Table1">
        <table:table-column table:style-name="Table1.A"/>
        <table:table-column table:style-name="Table1.B"/>
        <table:table-row table:style-name="TableLine224245935168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242459354400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242459357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242459355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7120">
          <table:table-cell table:style-name="Table1.A1" office:value-type="string">
            <text:p text:style-name="P6">Freecodecamp.org</text:p>
            <text:p text:style-name="P6">Mathematics</text:p>
            <text:list xml:id="list290178527" text:style-name="L1">
              <text:list-item>
                <text:p text:style-name="P8">College Algebra</text:p>
              </text:list-item>
              <text:list-item>
                <text:p text:style-name="P8">Statistics</text:p>
              </text:list-item>
              <text:list-item>
                <text:p text:style-name="P8">Precalculus</text:p>
              </text:list-item>
              <text:list-item>
                <text:p text:style-name="P8">Calc 1</text:p>
              </text:list-item>
              <text:list-item>
                <text:p text:style-name="P8">Calc 2</text:p>
              </text:list-item>
              <text:list-item>
                <text:p text:style-name="P8">Linear Algebra</text:p>
              </text:list-item>
            </text:list>
          </table:table-cell>
          <table:table-cell table:style-name="Table1.A1" office:value-type="string">
            <text:p text:style-name="P5"><text:a xlink:type="simple" xlink:href="https://youtube.com/playlist?list=PLWKjhJtqVAbl5SlE6aBHzUVZ1e6q1Wz0v" text:style-name="Internet_20_link" text:visited-style-name="Visited_20_Internet_20_Link">https://youtube.com/playlist?list=PLWKjhJtqVAbl5SlE6aBHzUVZ1e6q1Wz0v</text:a> </text:p>
          </table:table-cell>
        </table:table-row>
        <table:table-row table:style-name="TableLine2242459354128">
          <table:table-cell table:style-name="Table1.A1" office:value-type="string">
            <text:p text:style-name="P6">Khan Academy</text:p>
            <text:p text:style-name="P6">Trigonometry</text:p>
          </table:table-cell>
          <table:table-cell table:style-name="Table1.A1" office:value-type="string">
            <text:p text:style-name="P5"><text:a xlink:type="simple" xlink:href="https://youtube.com/playlist?list=PLD6DA74C1DBF770E7" text:style-name="Internet_20_link" text:visited-style-name="Visited_20_Internet_20_Link">https://youtube.com/playlist?list=PLD6DA74C1DBF770E7</text:a> </text:p>
          </table:table-cell>
        </table:table-row>
        <table:table-row table:style-name="TableLine2242459358480">
          <table:table-cell table:style-name="Table1.A1" office:value-type="string">
            <text:p text:style-name="P6">CS Lesson</text:p>
            <text:p text:style-name="P5">Precalculus Crash Course: Trigonometry full course</text:p>
          </table:table-cell>
          <table:table-cell table:style-name="Table1.A1" office:value-type="string">
            <text:p text:style-name="P5"><text:a xlink:type="simple" xlink:href="https://youtu.be/Tw0t2Y4tT-k" text:style-name="Internet_20_link" text:visited-style-name="Visited_20_Internet_20_Link">https://youtu.be/Tw0t2Y4tT-k</text:a> </text:p>
          </table:table-cell>
        </table:table-row>
        <table:table-row table:style-name="TableLine2242459358208">
          <table:table-cell table:style-name="Table1.A1" office:value-type="string">
            <text:p text:style-name="P6">Academic Lessons</text:p>
            <text:p text:style-name="P5">Trigonometry full course for Beginners</text:p>
          </table:table-cell>
          <table:table-cell table:style-name="Table1.A1" office:value-type="string">
            <text:p text:style-name="P5"><text:a xlink:type="simple" xlink:href="https://youtu.be/5zi5eG5Ui-Y" text:style-name="Internet_20_link" text:visited-style-name="Visited_20_Internet_20_Link">https://youtu.be/5zi5eG5Ui-Y</text:a> </text:p>
          </table:table-cell>
        </table:table-row>
        <table:table-row table:style-name="TableLine2242459358752">
          <table:table-cell table:style-name="Table1.A1" office:value-type="string">
            <text:p text:style-name="P9">3blue1brown</text:p>
          </table:table-cell>
          <table:table-cell table:style-name="Table1.A1" office:value-type="string">
            <text:p text:style-name="P5"><text:a xlink:type="simple" xlink:href="https://www.youtube.com/c/3blue1brown/" text:style-name="Internet_20_link" text:visited-style-name="Visited_20_Internet_20_Link">https://www.youtube.com/c/3blue1brown/</text:a> </text:p>
          </table:table-cell>
        </table:table-row>
        <table:table-row table:style-name="TableLine2242459345696">
          <table:table-cell table:style-name="Table1.A1" office:value-type="string">
            <text:p text:style-name="P9">UCLA</text:p>
            <text:p text:style-name="P9">Terry Tao, Ph.D. Small and Large Gaps Between the Primes</text:p>
          </table:table-cell>
          <table:table-cell table:style-name="Table1.A1" office:value-type="string">
            <text:p text:style-name="P5">https://youtu.be/pp06oGD4m00</text:p>
          </table:table-cell>
        </table:table-row>
        <table:table-row table:style-name="TableLine2242459353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9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4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9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6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9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7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0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7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7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4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57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1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8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1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3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2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3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84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3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4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5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44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3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242459355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56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69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60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718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723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61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75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459360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00:09.762000000</meta:creation-date>
    <dc:date>2021-08-26T19:17:29.012000000</dc:date>
    <meta:editing-duration>PT14M36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8" meta:word-count="63" meta:character-count="612" meta:non-whitespace-character-count="578"/>
  </office:meta>
</office:document-meta>
</file>